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0.546cm" fo:min-width="0.296cm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000080" draw:marker-start-width="0.509cm" draw:marker-end-width="0.509cm" draw:fill-color="#ffffff" draw:textarea-horizontal-align="justify" draw:textarea-vertical-align="middle" draw:auto-grow-height="false" fo:min-height="0.546cm" fo:min-width="0.296cm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102cm" svg:stroke-color="#00008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gr7" style:family="graphic" style:parent-style-name="standard">
      <style:graphic-properties draw:stroke="none" svg:stroke-color="#000000" draw:fill="none" draw:fill-color="#ffffff" fo:min-height="0.69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7cm" svg:height="1.27cm" svg:x="3.541cm" svg:y="7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27cm" svg:height="1.27cm" svg:x="6.08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27cm" svg:height="1.27cm" svg:x="6.081cm" svg:y="8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27cm" svg:height="1.27cm" svg:x="8.681cm" svg:y="7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27cm" svg:height="1.27cm" svg:x="11.181cm" svg:y="6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27cm" svg:height="1.27cm" svg:x="11.182cm" svg:y="8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27cm" svg:height="1.27cm" svg:x="13.682cm" svg:y="7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625cm" svg:y1="7.627cm" svg:x2="6.08cm" svg:y2="6.715cm" draw:start-shape="id1" draw:start-glue-point="11" draw:end-shape="id2" draw:end-glue-point="6" svg:d="M4625 7627l1455-912" svg:viewBox="0 0 1456 913">
          <text:p/>
        </draw:connector>
        <draw:connector draw:style-name="gr2" draw:text-style-name="P1" draw:layer="layout" draw:type="line" svg:x1="4.625cm" svg:y1="8.525cm" svg:x2="6.081cm" svg:y2="9.316cm" draw:start-shape="id1" draw:start-glue-point="9" draw:end-shape="id3" draw:end-glue-point="6" svg:d="M4625 8525l1456 791" svg:viewBox="0 0 1457 792">
          <text:p/>
        </draw:connector>
        <draw:connector draw:style-name="gr2" draw:text-style-name="P1" draw:layer="layout" draw:type="line" svg:x1="7.351cm" svg:y1="9.316cm" svg:x2="8.867cm" svg:y2="8.465cm" draw:start-shape="id3" draw:start-glue-point="10" draw:end-shape="id4" draw:end-glue-point="7" svg:d="M7351 9316l1516-851" svg:viewBox="0 0 1517 852">
          <text:p/>
        </draw:connector>
        <draw:connector draw:style-name="gr2" draw:text-style-name="P1" draw:layer="layout" draw:type="line" svg:x1="7.35cm" svg:y1="6.715cm" svg:x2="8.867cm" svg:y2="7.567cm" draw:start-shape="id2" draw:start-glue-point="10" draw:end-shape="id4" draw:end-glue-point="5" svg:d="M7350 6715l1517 852" svg:viewBox="0 0 1518 853">
          <text:p/>
        </draw:connector>
        <draw:connector draw:style-name="gr2" draw:text-style-name="P1" draw:layer="layout" draw:type="line" svg:x1="9.765cm" svg:y1="7.567cm" svg:x2="11.181cm" svg:y2="6.716cm" draw:start-shape="id4" draw:start-glue-point="11" draw:end-shape="id5" draw:end-glue-point="6" svg:d="M9765 7567l1416-851" svg:viewBox="0 0 1417 852">
          <text:p/>
        </draw:connector>
        <draw:connector draw:style-name="gr2" draw:text-style-name="P1" draw:layer="layout" draw:type="line" svg:x1="9.765cm" svg:y1="8.465cm" svg:x2="11.182cm" svg:y2="9.317cm" draw:start-shape="id4" draw:start-glue-point="9" draw:end-shape="id6" draw:end-glue-point="6" svg:d="M9765 8465l1417 852" svg:viewBox="0 0 1418 853">
          <text:p/>
        </draw:connector>
        <draw:connector draw:style-name="gr2" draw:text-style-name="P1" draw:layer="layout" draw:type="line" svg:x1="12.452cm" svg:y1="9.317cm" svg:x2="13.868cm" svg:y2="8.466cm" draw:start-shape="id6" draw:start-glue-point="10" draw:end-shape="id7" draw:end-glue-point="7" svg:d="M12452 9317l1416-851" svg:viewBox="0 0 1417 852">
          <text:p/>
        </draw:connector>
        <draw:connector draw:style-name="gr2" draw:text-style-name="P1" draw:layer="layout" draw:type="line" svg:x1="12.451cm" svg:y1="6.716cm" svg:x2="13.868cm" svg:y2="7.568cm" draw:start-shape="id5" draw:start-glue-point="10" draw:end-shape="id7" draw:end-glue-point="5" svg:d="M12451 6716l1417 852" svg:viewBox="0 0 1418 853">
          <text:p/>
        </draw:connector>
        <draw:custom-shape draw:style-name="gr3" draw:text-style-name="P1" xml:id="id8" draw:id="id8" draw:layer="layout" svg:width="1.27cm" svg:height="1.27cm" svg:x="3.543cm" svg:y="13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1.27cm" svg:height="1.27cm" svg:x="6.082cm" svg:y="11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27cm" svg:height="1.27cm" svg:x="6.083cm" svg:y="16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1.27cm" svg:height="1.27cm" svg:x="8.683cm" svg:y="13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1.27cm" svg:height="1.27cm" svg:x="11.183cm" svg:y="11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3" draw:id="id13" draw:layer="layout" svg:width="1.27cm" svg:height="1.27cm" svg:x="11.171cm" svg:y="16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4" draw:id="id14" draw:layer="layout" svg:width="1.27cm" svg:height="1.27cm" svg:x="13.684cm" svg:y="13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4.627cm" svg:y1="13.929cm" svg:x2="6.268cm" svg:y2="12.266cm" draw:start-shape="id8" draw:start-glue-point="11" draw:end-shape="id9" draw:end-glue-point="7" svg:d="M4627 13929l1641-1663" svg:viewBox="0 0 1642 1664">
          <text:p/>
        </draw:connector>
        <draw:connector draw:style-name="gr4" draw:text-style-name="P1" draw:layer="layout" draw:type="line" svg:x1="4.627cm" svg:y1="14.827cm" svg:x2="6.269cm" svg:y2="16.43cm" draw:start-shape="id8" draw:start-glue-point="9" draw:end-shape="id10" draw:end-glue-point="5" svg:d="M4627 14827l1642 1603" svg:viewBox="0 0 1643 1604">
          <text:p/>
        </draw:connector>
        <draw:connector draw:style-name="gr4" draw:text-style-name="P1" draw:layer="layout" draw:type="line" svg:x1="7.167cm" svg:y1="16.43cm" svg:x2="8.869cm" svg:y2="14.867cm" draw:start-shape="id10" draw:start-glue-point="11" draw:end-shape="id11" draw:end-glue-point="7" svg:d="M7167 16430l1702-1563" svg:viewBox="0 0 1703 1564">
          <text:p/>
        </draw:connector>
        <draw:connector draw:style-name="gr4" draw:text-style-name="P1" draw:layer="layout" draw:type="line" svg:x1="7.166cm" svg:y1="12.266cm" svg:x2="8.869cm" svg:y2="13.969cm" draw:start-shape="id9" draw:start-glue-point="9" draw:end-shape="id11" draw:end-glue-point="5" svg:d="M7166 12266l1703 1703" svg:viewBox="0 0 1704 1704">
          <text:p/>
        </draw:connector>
        <draw:connector draw:style-name="gr4" draw:text-style-name="P1" draw:layer="layout" draw:type="line" svg:x1="9.767cm" svg:y1="13.969cm" svg:x2="11.369cm" svg:y2="12.267cm" draw:start-shape="id11" draw:start-glue-point="11" draw:end-shape="id12" draw:end-glue-point="7" svg:d="M9767 13969l1602-1702" svg:viewBox="0 0 1603 1703">
          <text:p/>
        </draw:connector>
        <draw:connector draw:style-name="gr4" draw:text-style-name="P1" draw:layer="layout" draw:type="line" svg:x1="9.767cm" svg:y1="14.867cm" svg:x2="11.357cm" svg:y2="16.435cm" draw:start-shape="id11" draw:start-glue-point="9" draw:end-shape="id13" draw:end-glue-point="5" svg:d="M9767 14867l1590 1568" svg:viewBox="0 0 1591 1569">
          <text:p/>
        </draw:connector>
        <draw:connector draw:style-name="gr4" draw:text-style-name="P1" draw:layer="layout" draw:type="line" svg:x1="12.255cm" svg:y1="16.435cm" svg:x2="13.87cm" svg:y2="14.868cm" draw:start-shape="id13" draw:start-glue-point="11" draw:end-shape="id14" draw:end-glue-point="7" svg:d="M12255 16435l1615-1567" svg:viewBox="0 0 1616 1568">
          <text:p/>
        </draw:connector>
        <draw:connector draw:style-name="gr4" draw:text-style-name="P1" draw:layer="layout" draw:type="line" svg:x1="12.267cm" svg:y1="12.267cm" svg:x2="13.87cm" svg:y2="13.97cm" draw:start-shape="id12" draw:start-glue-point="9" draw:end-shape="id14" draw:end-glue-point="5" svg:d="M12267 12267l1603 1703" svg:viewBox="0 0 1604 1704">
          <text:p/>
        </draw:connector>
        <draw:frame draw:style-name="gr5" draw:layer="layout" svg:width="0.835cm" svg:height="0.962cm" svg:x="3.759cm" svg:y="7.543cm">
          <draw:text-box>
            <text:p>1</text:p>
          </draw:text-box>
        </draw:frame>
        <draw:frame draw:style-name="gr5" draw:layer="layout" svg:width="0.835cm" svg:height="0.962cm" svg:x="6.296cm" svg:y="6.235cm">
          <draw:text-box>
            <text:p>2</text:p>
          </draw:text-box>
        </draw:frame>
        <draw:frame draw:style-name="gr5" draw:layer="layout" svg:width="0.889cm" svg:height="0.962cm" svg:x="6.307cm" svg:y="8.828cm">
          <draw:text-box>
            <text:p>3</text:p>
          </draw:text-box>
        </draw:frame>
        <draw:frame draw:style-name="gr5" draw:layer="layout" svg:width="0.889cm" svg:height="0.962cm" svg:x="8.852cm" svg:y="7.531cm">
          <draw:text-box>
            <text:p>4</text:p>
          </draw:text-box>
        </draw:frame>
        <draw:frame draw:style-name="gr6" draw:layer="layout" svg:width="0.889cm" svg:height="1.016cm" svg:x="11.414cm" svg:y="6.234cm">
          <draw:text-box>
            <text:p>5</text:p>
          </draw:text-box>
        </draw:frame>
        <draw:frame draw:style-name="gr5" draw:layer="layout" svg:width="1.016cm" svg:height="0.962cm" svg:x="11.387cm" svg:y="8.901cm">
          <draw:text-box>
            <text:p>6</text:p>
          </draw:text-box>
        </draw:frame>
        <draw:frame draw:style-name="gr5" draw:layer="layout" svg:width="1.016cm" svg:height="0.962cm" svg:x="13.875cm" svg:y="7.544cm">
          <draw:text-box>
            <text:p>7</text:p>
          </draw:text-box>
        </draw:frame>
        <draw:connector draw:style-name="gr4" draw:text-style-name="P1" draw:layer="layout" draw:type="line" svg:x1="7.352cm" svg:y1="11.817cm" svg:x2="11.183cm" svg:y2="11.818cm" draw:start-shape="id9" draw:start-glue-point="10" draw:end-shape="id12" draw:end-glue-point="6" svg:d="M7352 11817l3831 1" svg:viewBox="0 0 3832 2">
          <text:p/>
        </draw:connector>
        <draw:connector draw:style-name="gr4" draw:text-style-name="P1" draw:layer="layout" draw:type="line" svg:x1="7.353cm" svg:y1="16.879cm" svg:x2="11.171cm" svg:y2="16.884cm" draw:start-shape="id10" draw:start-glue-point="10" draw:end-shape="id13" svg:d="M7353 16879l3818 5" svg:viewBox="0 0 3819 6">
          <text:p/>
        </draw:connector>
        <draw:frame draw:style-name="gr5" draw:layer="layout" svg:width="0.635cm" svg:height="0.962cm" svg:x="3.76cm" svg:y="13.954cm">
          <draw:text-box>
            <text:p>7</text:p>
          </draw:text-box>
        </draw:frame>
        <draw:frame draw:style-name="gr5" draw:layer="layout" svg:width="0.762cm" svg:height="0.962cm" svg:x="6.286cm" svg:y="11.349cm">
          <draw:text-box>
            <text:p>5</text:p>
          </draw:text-box>
        </draw:frame>
        <draw:frame draw:style-name="gr5" draw:layer="layout" svg:width="0.762cm" svg:height="0.962cm" svg:x="6.286cm" svg:y="16.394cm">
          <draw:text-box>
            <text:p>6</text:p>
          </draw:text-box>
        </draw:frame>
        <draw:frame draw:style-name="gr5" draw:layer="layout" svg:width="0.889cm" svg:height="0.962cm" svg:x="8.861cm" svg:y="13.92cm">
          <draw:text-box>
            <text:p>4</text:p>
          </draw:text-box>
        </draw:frame>
        <draw:frame draw:style-name="gr5" draw:layer="layout" svg:width="1.016cm" svg:height="0.962cm" svg:x="11.4cm" svg:y="11.362cm">
          <draw:text-box>
            <text:p>2</text:p>
          </draw:text-box>
        </draw:frame>
        <draw:frame draw:style-name="gr7" draw:layer="layout" svg:width="0.912cm" svg:height="0.962cm" svg:x="11.391cm" svg:y="16.394cm">
          <draw:text-box>
            <text:p>3</text:p>
          </draw:text-box>
        </draw:frame>
        <draw:frame draw:style-name="gr5" draw:layer="layout" svg:width="0.762cm" svg:height="0.962cm" svg:x="13.889cm" svg:y="13.941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5T13:55:54.261695862</meta:creation-date>
    <dc:date>2014-12-15T16:35:39.764398916</dc:date>
    <meta:editing-duration>PT22M44S</meta:editing-duration>
    <meta:editing-cycles>6</meta:editing-cycles>
    <meta:generator>LibreOffice/4.3.3.2$Linux_X86_64 LibreOffice_project/430m0$Build-2</meta:generator>
    <meta:document-statistic meta:object-count="46"/>
  </office:meta>
</office:document-meta>
</file>